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style:font-name="David CLM" fo:font-size="12pt" officeooo:rsid="04720049" officeooo:paragraph-rsid="04720049" style:font-size-asian="12pt" style:font-name-complex="David CLM" style:font-size-complex="12pt"/>
    </style:style>
    <style:style style:name="P4" style:family="paragraph" style:parent-style-name="Text_20_body">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5" style:family="paragraph" style:parent-style-name="Default">
      <style:paragraph-properties fo:text-align="end" style:justify-single-word="false" style:writing-mode="rl-tb"/>
      <style:text-properties style:use-window-font-color="true" style:font-name="David CLM" fo:font-size="12pt" officeooo:rsid="0471e334" officeooo:paragraph-rsid="0471e334" style:font-size-asian="12pt" style:font-name-complex="David CLM" style:font-size-complex="12pt"/>
    </style:style>
    <style:style style:name="P6" style:family="paragraph" style:parent-style-name="Default">
      <style:paragraph-properties fo:text-align="end" style:justify-single-word="false" style:writing-mode="rl-tb"/>
      <style:text-properties style:use-window-font-color="true" style:font-name="David CLM" fo:font-size="12pt" officeooo:rsid="045cd439" officeooo:paragraph-rsid="045cd439" style:font-size-asian="12pt" style:font-name-complex="David CLM" style:font-size-complex="12pt"/>
    </style:style>
    <style:style style:name="P7" style:family="paragraph" style:parent-style-name="Default">
      <style:paragraph-properties fo:text-align="end" style:justify-single-word="false" style:writing-mode="rl-tb"/>
      <style:text-properties style:use-window-font-color="true" style:font-name="David CLM" fo:font-size="12pt" officeooo:rsid="04493250" officeooo:paragraph-rsid="04738f4b" style:font-size-asian="12pt" style:font-name-complex="David CLM" style:font-size-complex="12pt"/>
    </style:style>
    <style:style style:name="P8" style:family="paragraph" style:parent-style-name="Standard">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9" style:family="paragraph" style:parent-style-name="Text_20_body">
      <style:text-properties style:use-window-font-color="true" style:font-name="David CLM" fo:font-size="12pt" fo:font-weight="normal" officeooo:rsid="048c3aee" officeooo:paragraph-rsid="048c3aee" style:font-size-asian="12pt" style:font-weight-asian="normal" style:font-name-complex="David CLM" style:font-size-complex="12pt" style:font-weight-complex="normal"/>
    </style:style>
    <style:style style:name="P10" style:family="paragraph" style:parent-style-name="Text_20_body">
      <style:text-properties style:use-window-font-color="true" style:font-name="David CLM" fo:font-size="12pt" fo:font-weight="normal" officeooo:rsid="048d5983" officeooo:paragraph-rsid="049284b6" style:font-size-asian="12pt" style:font-weight-asian="normal" style:font-name-complex="David CLM" style:font-size-complex="12pt" style:font-weight-complex="normal"/>
    </style:style>
    <style:style style:name="P11" style:family="paragraph" style:parent-style-name="Text_20_body">
      <style:text-properties style:use-window-font-color="true" style:font-name="David CLM" fo:font-size="12pt" fo:font-weight="normal" officeooo:rsid="0491e980" officeooo:paragraph-rsid="0491e980" style:font-size-asian="12pt" style:font-weight-asian="normal" style:font-name-complex="David CLM" style:font-size-complex="12pt" style:font-weight-complex="normal"/>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Text_20_body">
      <style:text-properties style:font-name="David CLM" officeooo:paragraph-rsid="0447fba5" style:font-name-complex="David CLM"/>
    </style:style>
    <style:style style:name="P21" style:family="paragraph" style:parent-style-name="Text_20_body">
      <style:text-properties style:font-name="David CLM" officeooo:rsid="04445db3" officeooo:paragraph-rsid="04493a76" style:font-name-complex="David CLM"/>
    </style:style>
    <style:style style:name="P22" style:family="paragraph" style:parent-style-name="Text_20_body">
      <style:text-properties style:font-name="David CLM" officeooo:rsid="044b10e7" officeooo:paragraph-rsid="044b10e7" style:font-name-complex="David CLM"/>
    </style:style>
    <style:style style:name="P23" style:family="paragraph" style:parent-style-name="Text_20_body">
      <style:text-properties style:font-name="David CLM" officeooo:rsid="044d066a" officeooo:paragraph-rsid="044d066a" style:font-name-complex="David CLM"/>
    </style:style>
    <style:style style:name="P24" style:family="paragraph" style:parent-style-name="Text_20_body">
      <style:text-properties style:font-name="David CLM" officeooo:rsid="044c0344" officeooo:paragraph-rsid="044c0344" style:font-name-complex="David CLM"/>
    </style:style>
    <style:style style:name="P25" style:family="paragraph" style:parent-style-name="Text_20_body">
      <style:text-properties style:font-name="David CLM" officeooo:rsid="0453e40f" officeooo:paragraph-rsid="0453e40f" style:font-name-complex="David CLM"/>
    </style:style>
    <style:style style:name="P26" style:family="paragraph" style:parent-style-name="Text_20_body">
      <style:text-properties style:font-name="David CLM" officeooo:rsid="045b0a61" officeooo:paragraph-rsid="045b0a61" style:font-name-complex="David CLM"/>
    </style:style>
    <style:style style:name="P27" style:family="paragraph" style:parent-style-name="Text_20_body">
      <style:text-properties style:font-name="David CLM" officeooo:rsid="045b0a61" officeooo:paragraph-rsid="045cd439" style:font-name-complex="David CLM"/>
    </style:style>
    <style:style style:name="P28" style:family="paragraph" style:parent-style-name="Text_20_body">
      <style:text-properties style:font-name="David CLM" officeooo:rsid="0477218e" officeooo:paragraph-rsid="0477218e" style:font-name-complex="David CLM"/>
    </style:style>
    <style:style style:name="P29" style:family="paragraph" style:parent-style-name="Text_20_body">
      <style:text-properties style:font-name="David CLM" officeooo:rsid="0477218e" officeooo:paragraph-rsid="0478f707" style:font-name-complex="David CLM"/>
    </style:style>
    <style:style style:name="P30" style:family="paragraph" style:parent-style-name="Text_20_body">
      <style:text-properties style:font-name="David CLM" officeooo:rsid="047c12d1" officeooo:paragraph-rsid="047c12d1" style:font-name-complex="David CLM"/>
    </style:style>
    <style:style style:name="P31" style:family="paragraph" style:parent-style-name="Text_20_body">
      <style:text-properties style:font-name="David CLM" officeooo:rsid="04811af8" officeooo:paragraph-rsid="04811af8" style:font-name-complex="David CLM"/>
    </style:style>
    <style:style style:name="P32" style:family="paragraph" style:parent-style-name="Text_20_body">
      <style:text-properties style:font-name="David CLM" officeooo:rsid="04816049" officeooo:paragraph-rsid="04816049" style:font-name-complex="David CLM"/>
    </style:style>
    <style:style style:name="P33" style:family="paragraph" style:parent-style-name="Text_20_body">
      <style:text-properties style:font-name="David CLM" officeooo:rsid="04822547" officeooo:paragraph-rsid="04840417" style:font-name-complex="David CLM"/>
    </style:style>
    <style:style style:name="P34" style:family="paragraph" style:parent-style-name="Text_20_body">
      <style:text-properties style:font-name="David CLM" officeooo:rsid="04840417" officeooo:paragraph-rsid="04840417" style:font-name-complex="David CLM"/>
    </style:style>
    <style:style style:name="P35" style:family="paragraph" style:parent-style-name="Text_20_body">
      <style:text-properties style:font-name="David CLM" officeooo:rsid="0487a842" officeooo:paragraph-rsid="0487a842" style:font-name-complex="David CLM"/>
    </style:style>
    <style:style style:name="P36" style:family="paragraph" style:parent-style-name="Text_20_body">
      <style:text-properties style:font-name="David CLM" officeooo:rsid="0487ea6a" officeooo:paragraph-rsid="0487ea6a" style:font-name-complex="David CLM"/>
    </style:style>
    <style:style style:name="P37" style:family="paragraph" style:parent-style-name="Text_20_body">
      <style:text-properties style:font-name="David CLM" officeooo:rsid="0487fa1f" officeooo:paragraph-rsid="0487fa1f" style:font-name-complex="David CLM"/>
    </style:style>
    <style:style style:name="P38"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39"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40"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41"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42"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43"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44"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45"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46" style:family="paragraph" style:parent-style-name="Text_20_body">
      <style:text-properties officeooo:rsid="048f84e9" officeooo:paragraph-rsid="049706fb"/>
    </style:style>
    <style:style style:name="P47" style:family="paragraph" style:parent-style-name="Text_20_body">
      <style:text-properties officeooo:rsid="049181e8" officeooo:paragraph-rsid="049181e8"/>
    </style:style>
    <style:style style:name="P48" style:family="paragraph" style:parent-style-name="Text_20_body">
      <style:text-properties officeooo:rsid="049d4bca" officeooo:paragraph-rsid="049d4bca"/>
    </style:style>
    <style:style style:name="P49" style:family="paragraph" style:parent-style-name="Text_20_body">
      <style:paragraph-properties fo:margin-top="0in" fo:margin-bottom="0in" loext:contextual-spacing="false"/>
      <style:text-properties officeooo:paragraph-rsid="049d4bca"/>
    </style:style>
    <style:style style:name="P50" style:family="paragraph" style:parent-style-name="Heading_20_2">
      <style:text-properties style:font-name="David CLM" fo:font-weight="bold" style:font-weight-asian="bold" style:font-name-complex="David CLM" style:font-weight-complex="bold"/>
    </style:style>
    <style:style style:name="P51"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52" style:family="paragraph" style:parent-style-name="Heading_20_2">
      <style:text-properties style:font-name="David CLM" fo:font-weight="bold" officeooo:paragraph-rsid="046256f9" style:font-weight-asian="bold" style:font-name-complex="David CLM"/>
    </style:style>
    <style:style style:name="P53" style:family="paragraph" style:parent-style-name="Heading_20_2">
      <style:text-properties style:font-name="David CLM" fo:font-weight="bold" officeooo:paragraph-rsid="0487a842" style:font-weight-asian="bold" style:font-name-complex="David CLM"/>
    </style:style>
    <style:style style:name="P54" style:family="paragraph" style:parent-style-name="Heading_20_2">
      <style:text-properties style:use-window-font-color="true"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Heading_20_2">
      <style:paragraph-properties fo:margin-left="0in" fo:margin-right="0in" fo:margin-top="0in" fo:margin-bottom="0in" loext:contextual-spacing="false" fo:text-indent="0in" style:auto-text-indent="false"/>
      <style:text-properties officeooo:paragraph-rsid="04a0882f"/>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4738f4b" style:font-size-asian="12pt" style:font-name-complex="David CLM" style:font-size-complex="12pt"/>
    </style:style>
    <style:style style:name="P62" style:family="paragraph" style:parent-style-name="Heading_20_1">
      <style:text-properties style:font-name="David CLM" officeooo:rsid="04445db3" officeooo:paragraph-rsid="04445db3" style:font-name-complex="David CLM"/>
    </style:style>
    <style:style style:name="P63" style:family="paragraph" style:parent-style-name="Heading_20_2">
      <style:text-properties officeooo:paragraph-rsid="04a0882f"/>
    </style:style>
    <style:style style:name="P64" style:family="paragraph" style:parent-style-name="Text_20_body" style:list-style-name="L1">
      <style:text-properties style:font-name="David CLM" officeooo:rsid="04493250" officeooo:paragraph-rsid="04493250" style:font-name-complex="David CLM"/>
    </style:style>
    <style:style style:name="P65" style:family="paragraph" style:parent-style-name="Text_20_body" style:list-style-name="L1">
      <style:text-properties style:font-name="David CLM" officeooo:rsid="044d066a" officeooo:paragraph-rsid="04493250" style:font-name-complex="David CLM"/>
    </style:style>
    <style:style style:name="P66" style:family="paragraph" style:parent-style-name="Text_20_body" style:list-style-name="L2">
      <style:text-properties style:font-name="David CLM" officeooo:rsid="044e8cf1" officeooo:paragraph-rsid="044e8cf1" style:font-name-complex="David CLM"/>
    </style:style>
    <style:style style:name="P67" style:family="paragraph" style:parent-style-name="Text_20_body" style:list-style-name="L2">
      <style:text-properties style:font-name="David CLM" officeooo:rsid="045008e8" officeooo:paragraph-rsid="045008e8" style:font-name-complex="David CLM"/>
    </style:style>
    <style:style style:name="P68" style:family="paragraph" style:parent-style-name="Text_20_body" style:list-style-name="L3">
      <style:text-properties style:font-name="David CLM" officeooo:paragraph-rsid="045a7dd7" style:font-name-complex="David CLM"/>
    </style:style>
    <style:style style:name="P69" style:family="paragraph" style:parent-style-name="Text_20_body" style:list-style-name="L3">
      <style:text-properties style:font-name="David CLM" officeooo:rsid="045b0a61" officeooo:paragraph-rsid="045b0a61" style:font-name-complex="David CLM"/>
    </style:style>
    <style:style style:name="P70" style:family="paragraph" style:parent-style-name="Text_20_body" style:list-style-name="L4">
      <style:text-properties style:font-name="David CLM" officeooo:paragraph-rsid="0471e334" style:font-name-complex="David CLM"/>
    </style:style>
    <style:style style:name="P71" style:family="paragraph" style:parent-style-name="Text_20_body" style:list-style-name="L5">
      <style:text-properties style:font-name="David CLM" officeooo:rsid="047c12d1" officeooo:paragraph-rsid="047c12d1" style:font-name-complex="David CLM"/>
    </style:style>
    <style:style style:name="P72" style:family="paragraph" style:parent-style-name="Text_20_body" style:list-style-name="L6">
      <style:text-properties style:font-name="David CLM" officeooo:rsid="04840417" officeooo:paragraph-rsid="04840417" style:font-name-complex="David CLM"/>
    </style:style>
    <style:style style:name="P73" style:family="paragraph" style:parent-style-name="Text_20_body" style:list-style-name="L7">
      <style:text-properties style:font-name="David CLM" officeooo:rsid="0487a842" officeooo:paragraph-rsid="0487a842" style:font-name-complex="David CLM"/>
    </style:style>
    <style:style style:name="P74" style:family="paragraph" style:parent-style-name="Text_20_body">
      <style:text-properties style:font-name="David CLM" officeooo:rsid="02d00e5f" officeooo:paragraph-rsid="032aa1da" style:font-name-complex="David CLM"/>
    </style:style>
    <style:style style:name="P75"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76"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77"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P78" style:family="paragraph" style:parent-style-name="Text_20_body" style:list-style-name="L8">
      <style:text-properties officeooo:paragraph-rsid="048f84e9"/>
    </style:style>
    <style:style style:name="P79" style:family="paragraph" style:parent-style-name="Text_20_body" style:list-style-name="L8">
      <style:text-properties officeooo:rsid="048f84e9" officeooo:paragraph-rsid="04938c07"/>
    </style:style>
    <style:style style:name="P80" style:family="paragraph" style:parent-style-name="Text_20_body" style:list-style-name="L8">
      <style:text-properties officeooo:rsid="048f84e9" officeooo:paragraph-rsid="04956f3a"/>
    </style:style>
    <style:style style:name="P81" style:family="paragraph" style:parent-style-name="Text_20_body" style:list-style-name="L8">
      <style:text-properties style:use-window-font-color="true"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82"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83"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4" style:family="paragraph" style:parent-style-name="Text_20_body" style:list-style-name="L11">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5" style:family="paragraph" style:parent-style-name="Text_20_body" style:list-style-name="L9">
      <style:text-properties officeooo:rsid="04956f3a" officeooo:paragraph-rsid="049af388"/>
    </style:style>
    <style:style style:name="P86" style:family="paragraph" style:parent-style-name="Text_20_body" style:list-style-name="L9">
      <style:text-properties officeooo:rsid="04956f3a" officeooo:paragraph-rsid="04956f3a"/>
    </style:style>
    <style:style style:name="P87" style:family="paragraph" style:parent-style-name="Text_20_body" style:list-style-name="L10">
      <style:text-properties officeooo:rsid="0498f01d" officeooo:paragraph-rsid="0498f01d"/>
    </style:style>
    <style:style style:name="P88" style:family="paragraph" style:parent-style-name="Text_20_body" style:list-style-name="L12">
      <style:paragraph-properties fo:text-align="start" style:justify-single-word="false" style:writing-mode="lr-tb"/>
      <style:text-properties officeooo:paragraph-rsid="044e8cf1"/>
    </style:style>
    <style:style style:name="P89" style:family="paragraph" style:parent-style-name="Text_20_body" style:list-style-name="L12">
      <style:paragraph-properties fo:text-align="start" style:justify-single-word="false" style:writing-mode="lr-tb"/>
      <style:text-properties officeooo:paragraph-rsid="04691c1e"/>
    </style:style>
    <style:style style:name="P90" style:family="paragraph" style:parent-style-name="Text_20_body" style:list-style-name="L12">
      <style:paragraph-properties fo:text-align="start" style:justify-single-word="false" style:writing-mode="lr-tb"/>
      <style:text-properties officeooo:paragraph-rsid="04607a85"/>
    </style:style>
    <style:style style:name="P91" style:family="paragraph" style:parent-style-name="Text_20_body" style:list-style-name="L12">
      <style:paragraph-properties fo:margin-top="0in" fo:margin-bottom="0in" loext:contextual-spacing="false" fo:text-align="start" style:justify-single-word="false" style:writing-mode="lr-tb"/>
      <style:text-properties officeooo:paragraph-rsid="0466c0ad"/>
    </style:style>
    <style:style style:name="P92" style:family="paragraph" style:parent-style-name="Text_20_body" style:list-style-name="L12">
      <style:paragraph-properties fo:margin-top="0in" fo:margin-bottom="0in" loext:contextual-spacing="false" fo:text-align="start" style:justify-single-word="false" style:writing-mode="lr-tb"/>
      <style:text-properties officeooo:paragraph-rsid="046bc579"/>
    </style:style>
    <style:style style:name="P93" style:family="paragraph" style:parent-style-name="Text_20_body" style:list-style-name="L12">
      <style:paragraph-properties fo:margin-top="0in" fo:margin-bottom="0in" loext:contextual-spacing="false" fo:text-align="start" style:justify-single-word="false" style:writing-mode="lr-tb"/>
      <style:text-properties officeooo:paragraph-rsid="046bff02"/>
    </style:style>
    <style:style style:name="P94" style:family="paragraph" style:parent-style-name="Text_20_body" style:list-style-name="L12">
      <style:paragraph-properties fo:margin-top="0in" fo:margin-bottom="0in" loext:contextual-spacing="false" fo:text-align="start" style:justify-single-word="false" style:writing-mode="lr-tb"/>
      <style:text-properties officeooo:paragraph-rsid="046ec47f"/>
    </style:style>
    <style:style style:name="P95" style:family="paragraph" style:parent-style-name="Text_20_body" style:list-style-name="L12">
      <style:paragraph-properties fo:margin-top="0in" fo:margin-bottom="0in" loext:contextual-spacing="false" fo:text-align="start" style:justify-single-word="false" style:writing-mode="lr-tb"/>
      <style:text-properties officeooo:paragraph-rsid="04a8ac6d"/>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fo:font-weight="bold" officeooo:rsid="04781925" style:font-weight-asian="bold" style:font-weight-complex="bold"/>
    </style:style>
    <style:style style:name="T7" style:family="text">
      <style:text-properties fo:font-weight="bold" officeooo:rsid="04840417" style:font-weight-asian="bold" style:font-weight-complex="bold"/>
    </style:style>
    <style:style style:name="T8" style:family="text">
      <style:text-properties officeooo:rsid="0445f01a"/>
    </style:style>
    <style:style style:name="T9" style:family="text">
      <style:text-properties officeooo:rsid="0447fba5"/>
    </style:style>
    <style:style style:name="T10" style:family="text">
      <style:text-properties fo:color="#0099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11" style:family="text">
      <style:text-properties fo:color="#0099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4"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officeooo:rsid="04493a76"/>
    </style:style>
    <style:style style:name="T36" style:family="text">
      <style:text-properties officeooo:rsid="044b10e7"/>
    </style:style>
    <style:style style:name="T37" style:family="text">
      <style:text-properties officeooo:rsid="044d066a"/>
    </style:style>
    <style:style style:name="T38" style:family="text">
      <style:text-properties officeooo:rsid="044d6347"/>
    </style:style>
    <style:style style:name="T39" style:family="text">
      <style:text-properties officeooo:rsid="045008e8"/>
    </style:style>
    <style:style style:name="T40" style:family="text">
      <style:text-properties officeooo:rsid="045585ef"/>
    </style:style>
    <style:style style:name="T41" style:family="text">
      <style:text-properties officeooo:rsid="0458e858"/>
    </style:style>
    <style:style style:name="T42"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43"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44"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5"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50"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51"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53"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5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56"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57"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8"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9" style:family="text">
      <style:text-properties officeooo:rsid="047076bc"/>
    </style:style>
    <style:style style:name="T60" style:family="text">
      <style:text-properties officeooo:rsid="04710061"/>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officeooo:rsid="0471e334" style:font-style-asian="italic" style:font-style-complex="italic"/>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458e858" style:font-style-asian="normal" style:font-style-complex="normal"/>
    </style:style>
    <style:style style:name="T66" style:family="text">
      <style:text-properties fo:font-style="normal" style:text-underline-style="none" officeooo:rsid="045a7dd7" style:font-style-asian="normal" style:font-style-complex="normal"/>
    </style:style>
    <style:style style:name="T67" style:family="text">
      <style:text-properties fo:font-style="normal" style:text-underline-style="none" officeooo:rsid="045b0a61" style:font-style-asian="normal" style:font-style-complex="normal"/>
    </style:style>
    <style:style style:name="T68" style:family="text">
      <style:text-properties fo:font-style="normal" style:text-underline-style="none" officeooo:rsid="045cd439" style:font-style-asian="normal" style:font-style-complex="normal"/>
    </style:style>
    <style:style style:name="T69" style:family="text">
      <style:text-properties fo:font-style="normal" style:text-underline-style="none" officeooo:rsid="04710061" style:font-style-asian="normal" style:font-style-complex="normal"/>
    </style:style>
    <style:style style:name="T70" style:family="text">
      <style:text-properties fo:font-style="normal" style:text-underline-style="none" officeooo:rsid="0471e334" style:font-style-asian="normal" style:font-style-complex="normal"/>
    </style:style>
    <style:style style:name="T71" style:family="text">
      <style:text-properties fo:font-style="normal" style:text-underline-style="none" fo:font-weight="bold" officeooo:rsid="045cd439" style:font-style-asian="normal" style:font-weight-asian="bold" style:font-style-complex="normal" style:font-weight-complex="bold"/>
    </style:style>
    <style:style style:name="T72" style:family="text">
      <style:text-properties fo:font-style="normal" style:text-underline-style="none" fo:font-weight="bold" officeooo:rsid="045ed11f" style:font-style-asian="normal" style:font-weight-asian="bold" style:font-style-complex="normal" style:font-weight-complex="bold"/>
    </style:style>
    <style:style style:name="T73" style:family="text">
      <style:text-properties fo:font-style="normal" style:text-underline-style="none" fo:font-weight="normal" officeooo:rsid="045ed11f" style:font-style-asian="normal" style:font-weight-asian="normal" style:font-style-complex="normal" style:font-weight-complex="normal"/>
    </style:style>
    <style:style style:name="T74" style:family="text">
      <style:text-properties style:text-underline-style="none"/>
    </style:style>
    <style:style style:name="T75" style:family="text">
      <style:text-properties officeooo:rsid="046256f9" style:font-weight-complex="bold"/>
    </style:style>
    <style:style style:name="T76" style:family="text">
      <style:text-properties officeooo:rsid="046424d1" style:font-weight-complex="bold"/>
    </style:style>
    <style:style style:name="T77" style:family="text">
      <style:text-properties officeooo:rsid="0487a842" style:font-weight-complex="bold"/>
    </style:style>
    <style:style style:name="T78" style:family="text">
      <style:text-properties officeooo:rsid="048b2290" style:font-weight-complex="bold"/>
    </style:style>
    <style:style style:name="T79" style:family="text">
      <style:text-properties officeooo:rsid="04736153"/>
    </style:style>
    <style:style style:name="T80" style:family="text">
      <style:text-properties fo:font-size="12pt" officeooo:rsid="0447fba5" style:font-size-asian="12pt" style:font-size-complex="12pt"/>
    </style:style>
    <style:style style:name="T81" style:family="text">
      <style:text-properties officeooo:rsid="04445db3"/>
    </style:style>
    <style:style style:name="T82" style:family="text">
      <style:text-properties style:font-name="David CLM" style:font-name-complex="David CLM"/>
    </style:style>
    <style:style style:name="T83" style:family="text">
      <style:text-properties style:font-name="David CLM" officeooo:rsid="04652fcf" style:font-name-complex="David CLM"/>
    </style:style>
    <style:style style:name="T84" style:family="text">
      <style:text-properties style:font-name="David CLM" officeooo:rsid="0461db84" style:font-name-complex="David CLM"/>
    </style:style>
    <style:style style:name="T85" style:family="text">
      <style:text-properties style:font-name="David CLM" officeooo:rsid="0466c0ad" style:font-name-complex="David CLM"/>
    </style:style>
    <style:style style:name="T86" style:family="text">
      <style:text-properties style:font-name="David CLM" officeooo:rsid="046bc579" style:font-name-complex="David CLM"/>
    </style:style>
    <style:style style:name="T87" style:family="text">
      <style:text-properties style:font-name="David CLM" officeooo:rsid="046ec47f" style:font-name-complex="David CLM"/>
    </style:style>
    <style:style style:name="T88" style:family="text">
      <style:text-properties style:font-name="David CLM" fo:font-weight="bold" style:font-name-complex="David CLM"/>
    </style:style>
    <style:style style:name="T89" style:family="text">
      <style:text-properties style:font-name="David CLM" fo:font-weight="bold" officeooo:rsid="0466c0ad" style:font-name-complex="David CLM"/>
    </style:style>
    <style:style style:name="T90" style:family="text">
      <style:text-properties style:font-name="David CLM" fo:language="en" fo:country="US" style:font-name-complex="David CLM"/>
    </style:style>
    <style:style style:name="T91" style:family="text">
      <style:text-properties style:font-name="David CLM" fo:font-weight="normal" style:font-weight-asian="normal" style:font-name-complex="David CLM" style:font-weight-complex="normal"/>
    </style:style>
    <style:style style:name="T92" style:family="text">
      <style:text-properties style:font-name="David CLM" fo:font-weight="normal" officeooo:rsid="0466c0ad" style:font-weight-asian="normal" style:font-name-complex="David CLM" style:font-weight-complex="normal"/>
    </style:style>
    <style:style style:name="T93" style:family="text">
      <style:text-properties style:font-name="David CLM" fo:font-size="12pt" style:font-size-asian="12pt" style:font-name-complex="David CLM" style:font-size-complex="12pt"/>
    </style:style>
    <style:style style:name="T94" style:family="text">
      <style:text-properties style:font-name="David CLM" fo:font-size="12pt" officeooo:rsid="04c501c7" style:font-size-asian="12pt" style:font-name-complex="David CLM" style:font-size-complex="12pt"/>
    </style:style>
    <style:style style:name="T95" style:family="text">
      <style:text-properties style:font-name="David CLM" fo:font-size="12pt" officeooo:rsid="04a504e1" style:font-size-asian="12pt" style:font-name-complex="David CLM" style:font-size-complex="12pt"/>
    </style:style>
    <style:style style:name="T96" style:family="text">
      <style:text-properties style:font-name="David CLM" fo:font-size="12pt" officeooo:rsid="04a6b974" style:font-size-asian="12pt" style:font-name-complex="David CLM" style:font-size-complex="12pt"/>
    </style:style>
    <style:style style:name="T97" style:family="text">
      <style:text-properties officeooo:rsid="04781925"/>
    </style:style>
    <style:style style:name="T98" style:family="text">
      <style:text-properties officeooo:rsid="047feda3"/>
    </style:style>
    <style:style style:name="T99" style:family="text">
      <style:text-properties officeooo:rsid="04816049"/>
    </style:style>
    <style:style style:name="T100" style:family="text">
      <style:text-properties officeooo:rsid="04840417"/>
    </style:style>
    <style:style style:name="T101" style:family="text">
      <style:text-properties officeooo:rsid="0488c8ae"/>
    </style:style>
    <style:style style:name="T102" style:family="text">
      <style:text-properties officeooo:rsid="0489b256"/>
    </style:style>
    <style:style style:name="T103" style:family="text">
      <style:text-properties officeooo:rsid="04a39045"/>
    </style:style>
    <style:style style:name="T104" style:family="text">
      <style:text-properties officeooo:rsid="04a6b97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אלגוריתמים לחלוקה הוגנת של עוגות וקרקעות</text:h>
      <text:p text:style-name="P20"><text:span text:style-name="T81">בשיעור הזה נתחיל ללמוד על אלגוריתמים לחלוקה. כפי שאמרנו במבוא, ישנם שיקולים רבים שלפיהם מחליטים איך לחלק דברים. בשיעורים הקרובים נתמקד בשיקול של </text:span><text:span text:style-name="T5">הגינות</text:span><text:span text:style-name="T81">. יש סוגים רבים של בעיות חלוקה הוגנת, וכיום חלק מהאלגוריתמים כבר מיושמים. אפשר לראות דוגמאות כאן: </text:span><text:span text:style-name="T10">http://spliddit.org/</text:span><text:span text:style-name="T11"> </text:span><text:span text:style-name="T13">וכאן:</text:span><text:span text:style-name="T11"> <text:s/></text:span><text:span text:style-name="T10">http://www.fairoutcomes.com/</text:span><text:span text:style-name="T80">.</text:span></text:p>
      <text:p text:style-name="P21"><text:span text:style-name="T9">בשיעור הזה </text:span>אנחנו מניחים שלכל המשתתפים ישנן זכויות שוות, אבל יש להם <text:span text:style-name="T12">העדפות שונות</text:span>.</text:p>
      <text:p text:style-name="P21"><text:span text:style-name="T35">דוגמה מעשית היא </text:span><text:span text:style-name="T3">חלוקת קרקע בין יורשים</text:span><text:span text:style-name="T35">: לכל היורשים זכויות שוות, אבל חלקם מעדיפים נניח את האיזור שליד הים, אחרים את האיזור שליד הכביש, וכו'. <text:s/>אם שמאי "אובייקטיבי" כביכול יחלק את הקרקע בצורה שנראית לו הוגנת, לא בטוח שהחלוקה תיחשב להוגנת בעיני היורשים.</text:span></text:p>
      <text:p text:style-name="P21"><text:span text:style-name="T35">דוגמה נוספת היא </text:span><text:span text:style-name="T2">חלוקת עוגת יום-הולדת בין ילדים</text:span><text:span text:style-name="T8">. אנחנו מניחים שלכל ילד יש זכויות שוות, אבל יש להם טעמים שונים - אחד אוהב שוקולד, אחד אוהב קצפת וכו'. אם אנחנו - ההורים - נחלק את העוגה בצורה שנראית לנו שווה - לא בטוח שהילדים יסכימו שהחלוקה שווה. הם עלולים לקנא ולריב וזה לא יהיה נעים... מה עושים? האם אפשר לחלק את הקרקע/העוגה באופן שכל המשתתפים יסכימו שהחלוקה הוגנת?</text:span></text:p>
      <text:p text:style-name="P22">רוב האנשים יאמרו שזה בלתי-אפשרי - אין סיכוי שכולם יסכימו שהחלוקה הוגנת. למרבה ההפתעה, ישנו <text:span text:style-name="T8">אלגוריתם פשוט </text:span>שפותר את הבעיה עבור שני ילדים<text:span text:style-name="T37"> (נניח, עמי ותמי):</text:span></text:p>
      <text:list xml:id="list2166979938" text:style-name="L1">
        <text:list-item>
          <text:p text:style-name="P64"><text:span text:style-name="T37">עמי </text:span>חותך<text:span text:style-name="T36"> את העוגה לשניים;</text:span></text:p>
        </text:list-item>
        <text:list-item>
          <text:p text:style-name="P65">תמי בוחרת חלק אחד, ועמי מקבל את החלק שנשאר.</text:p>
        </text:list-item>
      </text:list>
      <text:p text:style-name="P24">למה זה עובד? <text:span text:style-name="T37">כי עמי יכול לחתוך את העוגה לשני חלקים שווים בעיניו, ואם תמי חושבת שהחלוקה לא שווה - היא יכולה פשוט לבחור את החלק הטוב יותר בעיניה!</text:span></text:p>
      <text:p text:style-name="P23">החלוקה המתקבלת היא הוגנת בשני מובנים:</text:p>
      <text:list xml:id="list1401568740" text:style-name="L2">
        <text:list-item>
          <text:p text:style-name="P66">כל משתתף חושב שהחלק שלו שווה לפחות 1/2 מהשווי הכללי <text:span text:style-name="T39">של העוגה/הקרקע. חלוקה כזאת נקראת </text:span><text:span text:style-name="T4">פרופורציונלית (proportional).</text:span></text:p>
        </text:list-item>
        <text:list-item>
          <text:p text:style-name="P67">כל משתתף חושב שהחלק שלו שווה לפחות כמו החלק שהשני קיבל. חלוקה כזאת נקראת <text:span text:style-name="T1">ללא קנאה (envy-free)</text:span>.</text:p>
        </text:list-item>
      </text:list>
      <text:p text:style-name="P25">זה די מפתיע שאלגוריתם כל-כך פשוט משיג תכונות כל-כך יפות. אבל עדיין מדובר רק בחלוקה לשניים. מה קורה אם רוצים לחלק עוגה/קרקע לשלושה אנשים או יותר<text:span text:style-name="T40"> - האם אפשר להשיג את שתי התכונות הללו?</text:span></text:p>
      <text:p text:style-name="P38"><text:span text:style-name="T1">שאלה</text:span>: איזו משתי התכונות שלמעלה - חלוקה פרופורציונלית או חלוקה ללא-קנאה - נראית לכם קשה יותר להשגה?</text:p>
      <text:p text:style-name="P38"><text:span text:style-name="T1">תשובה</text:span>: חלוקה ללא-קנאה היא קשה לפחות כמו חלוקה פרופורציונלית. הוכחה: אם חלוקה היא ללא קנאה, אז כל אחד חושב שהחלק שלו טוב לפחות כמו כל n החלקים. לפי כלל שובך היונים, כל אחד חושב שהחלק שלו שווה לפחות 1/n מהשווי הכללי. כלומר החלוקה היא גם פרופורציונלית.</text:p>
      <text:p text:style-name="P39"><text:soft-page-break/>אנחנו נראה שחלוקה ללא-קנאה קשה הרבה יותר מחלוקה פרופורציונלית. אבל נתחיל מהמשימה הקלה יותר - חלוקה פרופורציונלית. </text:p>
      <text:p text:style-name="P50">חלוקת-עוגה פרופורציונלית</text:p>
      <text:p text:style-name="P40">האלגוריתם <text:span text:style-name="T41">הראשון לחלוקת עוגה פרופורציונלית פורסם</text:span> ע"י המתמטיקאי היהודי-פולני הוגו שטיינהאוס ב-1948.<text:span text:style-name="T41"> הוא נקרא אלגוריתם "המפחית האחרון" (last diminisher) - עוד מעט <text:s/>נבין למה. האלגוריתם הוא רקורסיבי:</text:span></text:p>
      <text:p text:style-name="P41">אם נשאר רק שחקן אחד - הוא מקבל את כל העוגה.</text:p>
      <text:p text:style-name="P41">אם יש יותר משחקן אחד - אנחנו מסדרים את השחקנים בסדר שרירותי כלשהו, ואז:</text:p>
      <text:list xml:id="list1388747214" text:style-name="L3">
        <text:list-item>
          <text:p text:style-name="P75">מבקשים מהראשון לסמן על העוגה פרוסה ששווה בעיניו בדיוק 1/n. </text:p>
        </text:list-item>
        <text:list-item>
          <text:p text:style-name="P68"><text:span text:style-name="T65">שואלים את השני: "האם החלק </text:span><text:span text:style-name="T66">המסומן </text:span><text:span text:style-name="T65">שווה בעיניך לכל היותר 1/n?". אם הוא אמר "כן" - ממשיכים הלאה. אם הוא אמר "לא - החלק שווה יותר מ-1/n" אז </text:span><text:span text:style-name="T67">מבקשים ממנו "להפחית" את החלק המסומן כך שיישאר חלק קטן יותר ששווה בעיניו בדיוק 1/n.</text:span></text:p>
        </text:list-item>
        <text:list-item>
          <text:p text:style-name="P69"><text:span text:style-name="T64">עוברים לשלישי ושואלים אותו הדבר: </text:span><text:span text:style-name="T65">"האם החלק </text:span><text:span text:style-name="T66">המסומן </text:span><text:span text:style-name="T65">שווה בעיניך לכל היותר 1/n?". </text:span><text:span text:style-name="T64">אם כן - ממשיכים הלאה, אם לא - הוא מפחית.</text:span></text:p>
        </text:list-item>
        <text:list-item>
          <text:p text:style-name="P76">ממשיכים כך עד שעוברים על כל n השחקנים.</text:p>
        </text:list-item>
      </text:list>
      <text:p text:style-name="P44">בסופו של דבר, השחקן האחרון שנגע בעוגה מקבל את הפרוסה המסומנת והולך הביתה. נשארו n-1 שחקנים, והם ממשיכים לחלק את העוגה ביניהם באופן רקורסיבי.</text:p>
      <text:p text:style-name="P27"><text:span text:style-name="T71">משפט</text:span><text:span text:style-name="T73">:</text:span><text:span text:style-name="T68"> </text:span><text:span text:style-name="T64">אלגוריתם </text:span><text:span text:style-name="T68">"המפחית האחרון" תמיד </text:span><text:span text:style-name="T64">נותן חלוקה פרופורציונלית. </text:span></text:p>
      <text:p text:style-name="P27"><text:span text:style-name="T71">הוכח</text:span><text:span text:style-name="T72">ה</text:span><text:span text:style-name="T73">:</text:span><text:span text:style-name="T68"> </text:span><text:span text:style-name="T64">לשם </text:span><text:span text:style-name="T68">ההוכחה </text:span><text:span text:style-name="T64">נניח ששווי העוגה עבור כל השחקנים הוא n</text:span><text:span text:style-name="T68">. נוכיח ש</text:span><text:span text:style-name="T64">כל שחקן </text:span><text:span text:style-name="T68">מ</text:span><text:span text:style-name="T64">קבל פרוסה בשווי 1. ההוכחה באינדוקציה על n.</text:span></text:p>
      <text:p text:style-name="P26"><text:span text:style-name="T62">הבסיס</text:span><text:span text:style-name="T64"> - n=1 - שחקן אחד מקבל את כל העוגה והשווי שלה עבורו הוא 1.</text:span></text:p>
      <text:p text:style-name="P26"><text:span text:style-name="T62">הצעד </text:span><text:span text:style-name="T64">- נניח שזה נכון עבור n-1 שחקנים, ונניח שיש לנו n שחקנים. האלגוריתם נותן לשחקן אחד, פרוסה אחת שהוא סימן, ואם הוא סימן נכון - הפרוסה הזו שווה בעיניו בדיוק 1. עבור שאר השחקנים, הפרוסה הזו שווה לכל היותר 1. לכל, ערך העוגה הנשארת עבור שאר השחקנים הוא לפחות n-1. לפי הנחת האינדוקציה, כל אחד מהם יקבל פרוסה ששוויה בעיניו לפחות 1.</text:span></text:p>
      <text:p text:style-name="P45">מבחינה כלכלית השגנו את מה שרצינו - חלוקה פרופורציונלית. אבל בקורס הזה אנחנו לא רק כלכלנים - אנחנו גם אנשי מדעי-המחשב. ובמדעי-המחשב מתעניינים גם בשאלת היעילות החישובית. בפרט, מהי סיבוכיות זמן-הריצה של האלגוריתם הזה?</text:p>
      <text:p text:style-name="P6"><text:span text:style-name="T43">מ</text:span><text:span text:style-name="T44">שפט</text:span><text:span text:style-name="T46">: אלגוריתם “המפחית האחרון” משתמש ב- O(</text:span><text:span text:style-name="T54">n</text:span><text:span text:style-name="T57">2</text:span><text:span text:style-name="T46">) שאילתות.</text:span></text:p>
      <text:p text:style-name="P60"><text:span text:style-name="T44">הוכחה</text:span><text:span text:style-name="T46">: בכל צעד שחקן אחד יוצא – </text:span><text:span text:style-name="T54">n</text:span><text:span text:style-name="T46"> צעדים.</text:span></text:p>
      <text:p text:style-name="P60"><text:span text:style-name="T46">בכל צעד צריך לשאול כל שחקן שאילתה אחת.</text:span><text:span text:style-name="T47"> </text:span><text:span text:style-name="T46">סה”כ O(</text:span><text:span text:style-name="T54">n</text:span><text:span text:style-name="T57">2</text:span><text:span text:style-name="T46">) שאילתות.</text:span></text:p>
      <text:p text:style-name="P56"/>
      <text:p text:style-name="P58">זה יפה אבל לא מספיק - אנחנו מחפשים אלגוריתם מהיר יותר. <text:span text:style-name="T59"><text:s/>ואכן יש אלגוריתם כזה! הוא פותח ע"י שני מדענים ישראליים (מהטכניון) - שמעון אבן ז"ל ועזריה פז יבדל"א. גם האלגוריתם הזה הוא רקורסיבי:</text:span></text:p>
      <text:p text:style-name="P58"><text:soft-page-break/></text:p>
      <text:p text:style-name="P42">אם נשאר רק שחקן אחד - הוא מקבל את כל העוגה.</text:p>
      <text:p text:style-name="P43">אם יש יותר משחקן אחד<text:span text:style-name="T60">, ומספר השחקנים זוגי</text:span> - </text:p>
      <text:list xml:id="list4217742631" text:style-name="L4">
        <text:list-item>
          <text:p text:style-name="P70"><text:span text:style-name="T69">מבקשים מכל שחקן </text:span><text:span text:style-name="T70">לסמן קו המחלק </text:span><text:span text:style-name="T69">את העוגה לשני חצאים שוים בעיניו.</text:span></text:p>
        </text:list-item>
        <text:list-item>
          <text:p text:style-name="P70"><text:span text:style-name="T70">חותכים את העוגה </text:span><text:span text:style-name="T63">בחציון</text:span><text:span text:style-name="T70"> של </text:span><text:span text:style-name="T63">n</text:span><text:span text:style-name="T70"> הקוים </text:span><text:span text:style-name="T63">(מי זוכר איך מחשבים חציון?)</text:span><text:span text:style-name="T70">.</text:span></text:p>
        </text:list-item>
        <text:list-item>
          <text:p text:style-name="P77">שולחים כל שחקן לחצי שמכיל את הקו שלו - n/2 שחקנים לצד ימין ו n/2 שחקנים לצד שמאל.</text:p>
        </text:list-item>
        <text:list-item>
          <text:p text:style-name="P77">מחלקים כל חצי באופן רקורסיבי בין ה n/2 שחקנים.</text:p>
        </text:list-item>
      </text:list>
      <text:p text:style-name="P4">אם מספר השחקנים איזוגי - מריצים צעד אחד של אלגוריתם "המפחית האחרון".</text:p>
      <text:p text:style-name="P5"><text:span text:style-name="T42">מ</text:span><text:span text:style-name="T44">שפט</text:span><text:span text:style-name="T46">: אלגוריתם אבן-פז נותן חלוקה פרופורציונלית - כל שחקן המשחק לפי הכללים מקבל לפחות 1/</text:span><text:span text:style-name="T54">n</text:span><text:span text:style-name="T46"> מערך העוגה בעיניו.</text:span></text:p>
      <text:p text:style-name="P60"><text:span text:style-name="T44">הוכחה</text:span><text:span text:style-name="T46">: נניח שערך העוגה כולה הוא </text:span><text:span text:style-name="T54">n</text:span><text:span text:style-name="T46">. נוכיח שכל שחקן מקבל חלק ששווה בעיניו לפחות 1. נוכיח באינדוקציה על </text:span><text:span text:style-name="T54">n</text:span><text:span text:style-name="T46">. </text:span><text:span text:style-name="T55">בסיס</text:span><text:span text:style-name="T46">: שחקן אחד מקבל הכל.</text:span></text:p>
      <text:p text:style-name="P61"><text:span text:style-name="T55">צעד</text:span><text:span text:style-name="T46">: נניח </text:span><text:span text:style-name="T48">שהמשפט </text:span><text:span text:style-name="T46">נכון לכל מספר שחקנים עד n-1. עכשיו יש </text:span><text:span text:style-name="T54">n</text:span><text:span text:style-name="T46">. כל מי שמשחק לפי הכללים, מגיע לחלק ששווה בעיניו לפחות </text:span><text:span text:style-name="T54">k</text:span><text:span text:style-name="T46">, ויש בו </text:span><text:span text:style-name="T54">k</text:span><text:span text:style-name="T46"> שחקנים, כאשר </text:span><text:span text:style-name="T54">k</text:span><text:span text:style-name="T46"> הוא </text:span><text:span text:style-name="T54">n</text:span><text:span text:style-name="T46">/2 או </text:span><text:span text:style-name="T49">1 או n-1.</text:span><text:span text:style-name="T46"> לפי הנחת האינדוקציה, כל אחד מקבל לפחות 1. <text:s text:c="3"/>***</text:span></text:p>
      <text:p text:style-name="P59"/>
      <text:p text:style-name="P59">עכשיו נוכיח שהאלגוריתם באמת יותר מהיר.</text:p>
      <text:p text:style-name="P8"/>
      <text:p text:style-name="P7"><text:span text:style-name="T44">משפט</text:span><text:span text:style-name="T46">: אלגוריתם אבן-פז משתמש ב- O(</text:span><text:span text:style-name="T54">n</text:span><text:span text:style-name="T46"> log </text:span><text:span text:style-name="T54">n</text:span><text:span text:style-name="T46">) שאילתות.</text:span></text:p>
      <text:p text:style-name="P61"><text:span text:style-name="T45">הוכחה</text:span><text:span text:style-name="T46">: נעגל את </text:span><text:span text:style-name="T54">n</text:span><text:span text:style-name="T46"> למעלה לחזקה הקרובה של 2. הגדלנו אותו בפחות מ-2. <text:s/>עכשיו, בכל צעד, גודל הקבוצות קטֵן פי 2. לכן מספר הצעדים הוא לכל היותר log</text:span><text:span text:style-name="T58">2</text:span><text:span text:style-name="T46">(2 </text:span><text:span text:style-name="T54">n</text:span><text:span text:style-name="T46">). <text:s text:c="2"/>בכל צעד, שואלים כל שחקן שאילתה אחת. לכן הסיבוכיות O(n log n).</text:span></text:p>
      <text:p text:style-name="P57"/>
      <text:p text:style-name="P3"><text:span text:style-name="T64"><text:s/>האם אפשר לשפר עוד יותר את זמן הריצה? התשובה היא לא! אבל זה בכלל לא פשוט להוכיח. זה הוכח רק בשנת 2007 - ראו במאמרים להרחבה, "</text:span><text:span text:style-name="Citation"><text:span text:style-name="T74">On the complexity of cake cutting</text:span></text:span><text:span text:style-name="T64">".</text:span></text:p>
      <text:p text:style-name="P52"><text:span text:style-name="T75">חלוקת</text:span><text:span text:style-name="T76">-</text:span><text:span text:style-name="T75">עוגה ללא קנאה</text:span></text:p>
      <text:p text:style-name="P25"><text:span text:style-name="T79">כפי שכבר רמזנו, חלוקה ללא קנאה היא קשה יותר מחלוקה פרופורציונלית.</text:span> <text:span text:style-name="T79">האלגוריתמים שראינו למעלה לא מבטיחים שלא תהיה קנאה - קל למצוא דוגמאות-הרצה שבהן מישהו מקנא באחרים. <text:s/>הבעיה של חלוקה ללא-קנאה היתה פתוחה במשך שנים רבות, ולמעשה עדיין אין לה פתרון מושלם. אנחנו נראה כמה פתרונות חלקיים, לכל אחד יש יתרונות וחסרונות.</text:span></text:p>
      <text:p text:style-name="P29">מה עושים כשנתקלים בבעיה קשה? מנסים קודם-כל למצוא פתרונות במקרים פרטיים.</text:p>
      <text:p text:style-name="P29">נתחיל מהמקרה הפרטי של <text:span text:style-name="T1">שלושה שחקנים</text:span>. נניח שאנחנו מתחילים כמו באלגוריתם "חתוך ובחר": מבקשים משחקן אחד (נניח, עמי) לחלק את העוגה לשלושה חלקים שווים בעיניו, ומבקשים משני השחקנים האחרים (תמי ורמי) לבחור את הפרוסה הטובה ביותר בעיניהם. המקרה הקל הוא, שתמי ורמי בוחרים פרוסות שונות - אז כל אחד לוקח את הפרוסה שבחר, ועמי את הפרוסה השלישית, ואף אחד לא מקנא באחרים.</text:p>
      <text:p text:style-name="P28"><text:soft-page-break/>אבל מה אם <text:span text:style-name="T97">רמי ותמי</text:span> בוחרים <text:span text:style-name="T97">את </text:span>אותה פרוסה?<text:span text:style-name="T97"> - אז כנראה שהפרוסה הזאת היא גדולה מדי - צריך "לקצץ" אותה. נבקש מתמי (נניח) לקצץ את הפרוסה כך שתהיה בעיניה </text:span><text:span text:style-name="T6">שווה </text:span><text:span text:style-name="T97">לפרוסה השניה. עכשיו אנחנו בטוחים שקיימת חלוקה ללא קנאה.</text:span></text:p>
      <text:p text:style-name="P30">מדוע? כדי להבין את זה נצייר <text:span text:style-name="T1">גרף דו-צדדי</text:span> שבו, בצד אחד יש שחקנים ובצד השני יש פרוסות. נצייר קשת משחקן לפרוסה, אם השחקן חושב שהפרוסה היא "טובה ביותר". חלוקה ללא-קנאה שקולה ל<text:span text:style-name="T61">שידוך מושלם</text:span> בגרף זה.</text:p>
      <text:p text:style-name="P30">אחרי החלוקה הראשונית, הגרף נראה בערך כך: </text:p>
      <text:list xml:id="list2595794718" text:style-name="L5">
        <text:list-item>
          <text:p text:style-name="P71">עמי -&gt; 1, 2, 3 <text:s/>(כי מבחינת עמי, כל הפרוסות הן "טובות ביותר").</text:p>
        </text:list-item>
        <text:list-item>
          <text:p text:style-name="P71">תמי -&gt; 1, <text:s/>רמי -&gt; 1 <text:s/>(כי מבחינת תמי ורמי, יש פרוסה אחת שהיא ה"טובה ביותר", נניח שזו פרוסה מספר 1).</text:p>
        </text:list-item>
      </text:list>
      <text:p text:style-name="P30">אחרי הקיצוץ של תמי, הגרף נראה בערך כך:</text:p>
      <text:list xml:id="list191637539200700" text:continue-numbering="true" text:style-name="L5">
        <text:list-item>
          <text:p text:style-name="P71">עמי -&gt; 2, 3 <text:s/>(כי תמי קיצצה את פרוסה 1, אז עכשיו רק 2,3 הן טובות ביותר).</text:p>
        </text:list-item>
        <text:list-item>
          <text:p text:style-name="P71">תמי -&gt; 1 ,2 (כי תמי קיצצה את 1 כך שתהיה שווה לפרוסה השניה הטובה ביותר, נניח שזו היתה 2).</text:p>
        </text:list-item>
        <text:list-item>
          <text:p text:style-name="P71">רמי -&gt; לא ידוע (ייתכן שהוא עדיין חושב ש-1 היא הטובה ביותר, וייתכן שלא).</text:p>
        </text:list-item>
      </text:list>
      <text:p text:style-name="P30">בכל מקרה, לא משנה לאן רמי מצביע, קיים שידוך מושלם בגרף<text:span text:style-name="T98">; אפשר למצוא אותו ע"י בחירה לאחר - רמי יבחר את הפרוסה הטובה ביותר בעיניו, תמי תבחר את פרוסה 1 אם היא נשארה ואחרת את פרוסה 2, ולעמי בטוח תישאר פרוסה אחת טובה-ביותר לבחור.</text:span></text:p>
      <text:p text:style-name="P31">אז מצאנו חלוקה ללא קנאה, <text:span text:style-name="T99">אבל נשארה שארית - שתמי קיצצה מפרוסה 1. מה נעשה איתה?</text:span></text:p>
      <text:p text:style-name="P32">אפשר לנסות לחלק אותה שוב באותו אופן, אבל אז שוב עלולה להישאר שארית...</text:p>
      <text:p text:style-name="P33">הפתרון נמצא ע"י המתמטיקאים סלפרידג' וקונוויי (Selfridge, Conway) בשנת 1960<text:span text:style-name="T100">. הם שמו לב, שאחרי החלוקה הראשונה, לעמי יש יתרון על מי שבחר את פרוסה 1 (הפרוסה המקוצצת). נניח לצורך הדיון שתמי בחרה את פרוסה 1 המקוצצת. <text:s text:c="2"/>כיוון שהפרוסה של עמי שווה כמו פרוסה 1 לפני הקיצוץ, הרי שעכשיו עמי לא יקנא בתמי בשום מקרה, גם אם היא תקבל את </text:span><text:span text:style-name="T7">כל</text:span><text:span text:style-name="T100"> השארית. לפי הרעיון הזה, אפשר לחלק את השארית באופן הבא: </text:span></text:p>
      <text:list xml:id="list290654369" text:style-name="L6">
        <text:list-item>
          <text:p text:style-name="P72">רמי מחלק את השארית לשלושה חלקים שווים בעיניו;</text:p>
        </text:list-item>
        <text:list-item>
          <text:p text:style-name="P72">השחקנים בוחרים פרוסות לפי הסדר: תמי - עמי - רמי.</text:p>
        </text:list-item>
      </text:list>
      <text:p text:style-name="P34">תמי לא מקנאת כי היא בחרה ראשונה, עמי לא מקנא בתמי (כמו שהזכרנו) וגם ברמי (כי הוא בחר לפניו), ורמי לא מקנא כי כל הפרוסות שוות בעיניו.</text:p>
      <text:p text:style-name="P34">מצאנו חלוקה ללא קנאה של כל העוגה!</text:p>
      <text:p text:style-name="P35">זה מעורר כמה שאלות:</text:p>
      <text:list xml:id="list1302688685" text:style-name="L7">
        <text:list-item>
          <text:p text:style-name="P73">מה קורה כשיש 4 שחקנים או יותר? </text:p>
        </text:list-item>
        <text:list-item>
          <text:p text:style-name="P73">ומה אם רוצים שהפרוסות יהיו קשירות - כמו באלגוריתמים "המפחית האחרון" ו"אבן פז"?</text:p>
        </text:list-item>
      </text:list>
      <text:p text:style-name="P36"><text:soft-page-break/>עבור 4 שחקנים או יותר, ישנם כמה אלגוריתמים לחלוקה ללא קנאה, אבל הם מאד מסובכים, וגם זמן-הריצה שלהם מאד גבוה (ראו במאמרים להרחבה).</text:p>
      <text:p text:style-name="P37">עבור פרוסות קשירות, בכלל לא קיים אלגוריתם סופי המוצא חלוקה ללא קנאה, אפילו עבור 3 שחקנים!</text:p>
      <text:p text:style-name="P37"><text:span text:style-name="T102">בסעיף הבא </text:span>נראה אלגוריתם המוצא חלוקה ללא-קנאה בקירוב<text:span text:style-name="T101">.</text:span></text:p>
      <text:p text:style-name="P53"><text:span text:style-name="T75">חלוקת</text:span><text:span text:style-name="T76">-</text:span><text:span text:style-name="T75">עוגה </text:span><text:span text:style-name="T78">כמעט-</text:span><text:span text:style-name="T75">ללא</text:span><text:span text:style-name="T78">-</text:span><text:span text:style-name="T75">קנאה</text:span><text:span text:style-name="T77"> עם פרוסות קשירות</text:span></text:p>
      <text:p text:style-name="P9"><text:span text:style-name="T51">ה</text:span><text:span text:style-name="T50">רעיון באלגוריתם זה הוא להסתכל על </text:span><text:span text:style-name="T44">כל</text:span><text:span text:style-name="T50"> החלוקות הקשירות של עוגה. שוב, נתחיל משלושה שחקנים. נניח שהעוגה היא הקטע [0,1]. </text:span></text:p>
      <text:p text:style-name="P12">כל חלוקה קשירה של העוגה לשלושה קטעים, ניתן לייצג ע"י שלושה מספרים המייצגים את אורכי הקטעים. סכום המספרים הוא 1.</text:p>
      <text:p text:style-name="P9"><text:span text:style-name="T56">שאלה</text:span><text:span text:style-name="T50">: איך נראית קבוצת כל השלשות של מספרים</text:span><text:span text:style-name="T52"> החיוביים</text:span><text:span text:style-name="T50"> שסכומם הוא 1?</text:span></text:p>
      <text:p text:style-name="P9"><text:span text:style-name="T56">תשובה</text:span><text:span text:style-name="T50">: משולש!</text:span><text:span text:style-name="T52"> תחשבו על המרחב התלת-מימדי, ותדמיינו משולש שהקודקודים שלו הם: (1,0,0), (0,1,0), (0,0,1).</text:span></text:p>
      <text:p text:style-name="P13">מה קורה כשמספר השחקנים שונה מ-3? </text:p>
      <text:p text:style-name="P13">כשיש 2 שחקנים - מרחב החלוקות הוא קטע 1-ממדי במרחב 2-ממדי;</text:p>
      <text:p text:style-name="P13">כשיש 3 שחקנים - מרחב החלוקות הוא משולש2-ממדי במרחב 3-ממדי;</text:p>
      <text:p text:style-name="P11"><text:span text:style-name="T50">כשיש 4 שחקנים - מרחב החלוקות הוא </text:span><text:span text:style-name="T56">טטראדר</text:span><text:span text:style-name="T50"> 3-ממדי במרחב 4-ממדי;</text:span></text:p>
      <text:p text:style-name="P11"><text:span text:style-name="T50">באופן כללי, כשיש n שחקנים - מרחב החלוקות הוא </text:span><text:span text:style-name="T56">סימפלקס</text:span><text:span text:style-name="T50"> n-1-ממדי במרחב n-ממדי.</text:span></text:p>
      <text:p text:style-name="P10"><text:span text:style-name="T50">אז אוסף כל החלוקות הוא </text:span><text:span text:style-name="T53">סימפלקס</text:span><text:span text:style-name="T50">. כל נקודה ב</text:span><text:span text:style-name="T53">סימפלקס</text:span><text:span text:style-name="T50"> מייצגת חלוקה. עבור כל נקודה ב</text:span><text:span text:style-name="T53">סימפלקס</text:span><text:span text:style-name="T50">, אנחנו יכולים לשאול כל אחד מהשחקנים "איזה פרוסה אתה מעדיף - הימנית, האמצעית או השמאלית?". אם מצאנו נקודה שבה כל שחקן נתן תשובה אחרת - יש לנו חלוקה ללא קנאה!</text:span></text:p>
      <text:p text:style-name="P14">למצוא נקודה כזאת זה מאד קשה, כי במשולש יש אינסוף נקודות. אבל אנחנו מחפשים חלוקה שהיא "כמעט" ללא קנאה. למשל, נניח שמדובר בחלוקת קרקע, ואנשים לא מתייחסים להבדלים של מילימטר אחד לכאן או לשם. אז מבחינתנו, חלוקה שהיא ללא קנאה "עד כדי מילימטר אחד", היא חלוקה מספיק טובה. </text:p>
      <text:p text:style-name="P15">איך נמצא חלוקה כזאת? <text:span text:style-name="T103">הנה אלגוריתם של סימונס וסוּ (משנת 1999):</text:span></text:p>
      <text:list xml:id="list3627924355" text:style-name="L8">
        <text:list-item>
          <text:p text:style-name="P78"><text:span text:style-name="T16">נחלק את </text:span><text:span text:style-name="T19">סימפלקס</text:span><text:span text:style-name="T16">-החלוקות </text:span><text:span text:style-name="T19">לסימפלקסונים </text:span><text:span text:style-name="T16">קטנים, שאורך הצלע של כל אחד מהם הוא מילימטר. </text:span><text:span text:style-name="T18">התהליך הזה נקרא </text:span><text:span text:style-name="T33">מישלוש </text:span><text:span text:style-name="T18">(triangulation). </text:span><text:span text:style-name="T17">עכשיו יש לנו מספר סופי של נקודות</text:span><text:span text:style-name="T18"> (- קודקודי </text:span><text:span text:style-name="T20">הסימפלקסונים</text:span><text:span text:style-name="T18">)</text:span><text:span text:style-name="T17">. </text:span></text:p>
        </text:list-item>
        <text:list-item>
          <text:p text:style-name="P79"><text:span text:style-name="T15">נשייך כל קודקוד לאחד השחקנים, כך שבכל </text:span><text:span text:style-name="T19">סימפלקס</text:span><text:span text:style-name="T15">ון, כל השחקנים מיוצגים.</text:span></text:p>
        </text:list-item>
        <text:list-item>
          <text:p text:style-name="P81">עבור כל קודקוד, נשאל את השחקן שהקודקוד שייך לו "איזו פרוסה אתה מעדיף - 1 2 או 3?" ונסמן את המספר על הקודקוד.</text:p>
        </text:list-item>
        <text:list-item>
          <text:p text:style-name="P80"><text:soft-page-break/><text:span text:style-name="T15">קיבלנו </text:span><text:span text:style-name="T32">תיווי </text:span><text:span text:style-name="T15">(labeling) של המישלוש. נמצא </text:span><text:span text:style-name="T19">סימפלקס</text:span><text:span text:style-name="T15">ון שבו כל </text:span><text:span text:style-name="T21">התויות שונות</text:span><text:span text:style-name="T15">; כל נקודה </text:span><text:span text:style-name="T21">ב</text:span><text:span text:style-name="T19">סימפלקס</text:span><text:span text:style-name="T15">ון הזה </text:span><text:span text:style-name="T22">מייצגת</text:span><text:span text:style-name="T15"> חלוקה ללא-קנאה עד-כדי-מילימטר, כמו שרצינו.</text:span></text:p>
        </text:list-item>
      </text:list>
      <text:p text:style-name="P46"><text:span text:style-name="T15">נשארה רק שאלה אחת - איך אנחנו יודעים שתמיד קיים </text:span><text:span text:style-name="T19">סימפלקס</text:span><text:span text:style-name="T15">ון שבו כל </text:span><text:span text:style-name="T21">התויות שונות</text:span><text:span text:style-name="T15">?</text:span></text:p>
      <text:p text:style-name="P47"><text:span text:style-name="T15">לשם כך נלמד לֶמָה מפורסמת ושימושית מאד - הלמה של שפרנר (Sperner's Lemma). </text:span><text:span text:style-name="T21">הלמה הזאת אומרת מתייחסת לסימפלקסים בכל מספר של ממדים. היא אומרת ש:</text:span></text:p>
      <text:list xml:id="list3558030020" text:style-name="L9">
        <text:list-item>
          <text:p text:style-name="P85"><text:span text:style-name="T34">א</text:span><text:span text:style-name="T32">ם </text:span><text:span text:style-name="T29">בכל קודקוד ראשי ישנה תוית אחרת,</text:span></text:p>
        </text:list-item>
        <text:list-item>
          <text:p text:style-name="P85"><text:span text:style-name="T32">וגם</text:span><text:span text:style-name="T29"> בכל פאה - התויות זהות לתויות שבקודקודי הפאה,</text:span></text:p>
        </text:list-item>
        <text:list-item>
          <text:p text:style-name="P86"><text:span text:style-name="T32">אז </text:span><text:span text:style-name="T29">קיים מספר איזוגי של סימפלקסונים שבהם כל התויות שונות. </text:span><text:span text:style-name="T30">בפרט, קיים לפחות סימלפקסון אחד כזה.</text:span></text:p>
        </text:list-item>
      </text:list>
      <text:p text:style-name="P16">אפשר להוכיח את הלמה הזאת באינדוקציה על מספר הממדים:</text:p>
      <text:list xml:id="list3134452830" text:style-name="L10">
        <text:list-item>
          <text:p text:style-name="P82">עבור 2 ממדים, הסימפלקס הוא קטע, בקודקוד אחד כתוב "1" ובקודקוד השני כתוב "2", ולכן חייב להיות מספר איזוגי של צלעות המסומנות בשתי התויות 1,2 (כי יש מספר איזוגי של מעברים).</text:p>
        </text:list-item>
        <text:list-item>
          <text:p text:style-name="P87"><text:span text:style-name="T15">עבור 3 ממדים, הסימפלקס הוא משולש. </text:span><text:span text:style-name="T23">בשלושת הקודקודים כתובות שלוש תויות, 1 2 3. נסתכל על הקטע שבין קודקוד 1 לקודקוד 2. לפי הנחת האינדוקציה, יש בו מספר </text:span><text:span text:style-name="T24">איזוגי של מעברים 1-2. כל מעבר כזה נקרא "דלת". ניכנס באחת הדלתות. הגענו ל"חדר" (=משולשון). יש רק שתי אפשרויות: או שה"חדר" הזה מסומן בכל 3 התויות, או שיש בו עוד דלת אחת - שונה מהדלת המקורית. במקרה הראשון - סיימנו. במקרה השני - נעבור ב"דלת" השניה ונגיע לחדר חדש. אם נמשיך כך "לטייל" בין החדרים, יקרה אחד מהשניים - או שנמצא משולשון עם 3 תויות שונות, או שנצא מ"דלת" אחרת בצלע 1-2. אבל, לפי הנחת האינדוקציה, יש מספר איזוגי של דלתות, כך שנוכל למצוא דלת נוספת ולהיכנס דרכה. בסופו של דבר בהכרח נמצא משולשון עם כל 3 התויות.</text:span></text:p>
        </text:list-item>
        <text:list-item>
          <text:p text:style-name="P83">באותו אופן אפשר להוכיח את הלמה עבור כל מספר n של ממדים.</text:p>
        </text:list-item>
      </text:list>
      <text:p text:style-name="P17">איך זה עוזר לנו למצוא חלוקה ללא קנאה? - סימפלקסון החלוקות מקיים את התנאי של שפרנר:</text:p>
      <text:list xml:id="list4144816423" text:style-name="L11">
        <text:list-item>
          <text:p text:style-name="P84">בכל קודקוד ישנה תוית אחרת: כל קודקוד מתאים לחלוקה שבה פרוסה אחת היא כל העוגה, <text:s/>ושאר הפרוסות ריקות. כיוון שכולם מעדיפים לקבל את כל העוגה על-פני קבוצה ריקה, כל שחקן שהקודקוד הזה ישוייך לו, בהכרח יסמן אותו בתוית המתאימה למספר הקודקוד. למשל הקודקוד (1,0,0) מתאים לחלוקה שבה פרוסה 1 היא כל העוגה, ולכן בהכרח התוית בקודקוד זה תהיה 1. באותו אופן התוית בקודקוד (0,1,0) תהיה 2 והתוית בקודקוד (0,0,1) תהיה 3.</text:p>
        </text:list-item>
        <text:list-item>
          <text:p text:style-name="P84">בכל פאה שבין קודקודים, רק הפרוסות המתאימות לקודקודים הן לא ריקות. לדוגמה, בין קודקוד 1 לקודקוד 2, יש נקודות כגון (0.7,0.3,0) שבה רק פרוסות 1,2 לא ריקות ופרוסה 3 ריקה. בהנחה שאף אחד לא רוצה פרוסה ריקה, התוית בכל הנקודות הללו חייבת להיות 1 או 2.</text:p>
        </text:list-item>
      </text:list>
      <text:p text:style-name="P17">כיוון שהתנאי של שפרנר מתקיים, קיים סימפלקסון עם כל התויות, והוא מתאים לחלוקה ללא-קנאה-בקירוב כמו שרצינו!</text:p>
      <text:p text:style-name="P18">האם אפשר למצוא חלוקה שהיא לגמרי ללא-קנאה?</text:p>
      <text:p text:style-name="P19"><text:soft-page-break/>אם נריץ את האלגוריתם הנ"ל שוב ושוב, ובכל פעם נחלק את סימפלקס-החלוקות לסימפלקסונים יותר ויותר קטנים, נקבל סדרה של חלוקות, שכל אחת מהן יותר ויותר קרובה לחלוקה-ללא-קנאה. התהליך הזה מתכנס לחלוקה שהיא ממש ללא קנאה.</text:p>
      <text:p text:style-name="P48"><text:span text:style-name="T15">אבל, כמו שאתם יודעים, התכנסות </text:span><text:span text:style-name="T28">של תהליך אינסופי </text:span><text:span text:style-name="T15">יכולה לקחת זמן אינסופי.</text:span></text:p>
      <text:p text:style-name="P48"><text:span text:style-name="T15">האם קיים אלגוריתם </text:span><text:span text:style-name="T31">סופי </text:span><text:span text:style-name="T15">המוצא חלוקה ללא קנאה?</text:span></text:p>
      <text:p text:style-name="P49"><text:span text:style-name="T25">התשובה היא לא! זה התגלה בשנת 2008. ניתן לקרוא על זה בויקיפדיה כאן: </text:span><text:span text:style-name="T26">https://en.wikipedia.org/wiki/Envy-free_cake-cutting</text:span></text:p>
      <text:p text:style-name="P51">לסיכום</text:p>
      <text:p text:style-name="P54">אם עובדים עם שחקנים שהם "שמחים בחלקם" ורק רוצים לקבל את החלק הפרופורציונלי שלהם - זה יחסית פשוט - אפשר להשיג את זה בזמן O(n log n) ועם פרוסות קשירות.</text:p>
      <text:p text:style-name="P55"><text:span text:style-name="T27">אבל, אם השחקנים קנאים וכל אחד מסתכל על "הדשא של השכן" - המצב הרבה יותר קשה - אין שום אלגוריתם סופי המבטיח לכולם פרוסות קשירות, וגם בלי דרישת הקשירות, האלגוריתמים מאד מסובכים ודורשים המון זמן. "</text:span><text:span text:style-name="T14">קָשָׁה כִשְׁאוֹל קִנְאָה</text:span><text:span text:style-name="T27">"...</text:span></text:p>
      <text:p text:style-name="P63"><text:span text:style-name="T27"/></text:p>
      <text:p text:style-name="P74">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16:36.603924194</dc:date>
    <meta:editing-duration>P8DT16H8M10S</meta:editing-duration>
    <meta:editing-cycles>1081</meta:editing-cycles>
    <meta:document-statistic meta:table-count="0" meta:image-count="0" meta:object-count="0" meta:page-count="7" meta:paragraph-count="116" meta:word-count="2485" meta:character-count="13501" meta:non-whitespace-character-count="11134"/>
  </office:meta>
</office:document-meta>
</file>